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215bb" officeooo:paragraph-rsid="000215bb" fo:background-color="transparent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215bb" officeooo:paragraph-rsid="000215bb" fo:background-color="transparent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3031b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215bb" fo:background-color="#ffff00" loext:char-shading-value="0" style:font-size-asian="16pt" style:font-weight-asian="bold" style:font-size-complex="16pt" style:font-weight-complex="bold"/>
    </style:style>
    <style:style style:name="T5" style:family="text">
      <style:text-properties fo:font-size="16pt" fo:font-weight="bold" fo:background-color="#ffff00" loext:char-shading-value="0" style:font-size-asian="16pt" style:font-weight-asian="bold" style:font-size-complex="16pt" style:font-weight-complex="bold"/>
    </style:style>
    <style:style style:name="T6" style:family="text">
      <style:text-properties style:text-position="super 58%" fo:font-size="16pt" style:font-size-asian="16pt" style:font-size-complex="16pt"/>
    </style:style>
    <style:style style:name="T7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2"/><text:span text:style-name="T5"><text:s text:c="2"/></text:span><text:span text:style-name="T4">SQL <text:s/>ASSIGNMENT – 2</text:span></text:p>
      <text:p text:style-name="P1"><text:span text:style-name="T4"/></text:p>
      <text:p text:style-name="P3"><text:span text:style-name="T1">1) Which field of the Customers table is the primary key?</text:span></text:p>
      <text:p text:style-name="P3"><text:span text:style-name="T1"/></text:p>
      <text:p text:style-name="P3"><text:span text:style-name="T1">Ans- Cnum</text:span></text:p>
      <text:p text:style-name="P3"><text:span text:style-name="T1"/></text:p>
      <text:p text:style-name="P3"><text:span text:style-name="T1">2) Which is the 4</text:span><text:span text:style-name="T6">th</text:span><text:span text:style-name="T1"> column of the Customers table?</text:span></text:p>
      <text:p text:style-name="P3"><text:span text:style-name="T1"/></text:p>
      <text:p text:style-name="P3"><text:span text:style-name="T1">Ans- Rating</text:span></text:p>
      <text:p text:style-name="P3"><text:span text:style-name="T1"/></text:p>
      <text:p text:style-name="P3"><text:span text:style-name="T1">3) What is another word for row? For column?</text:span></text:p>
      <text:p text:style-name="P3"><text:span text:style-name="T1"/></text:p>
      <text:p text:style-name="P3"><text:span text:style-name="T1">Ans- Row :- <text:s/>Record , Tuple, Entity</text:span></text:p>
      <text:p text:style-name="P3"><text:span text:style-name="T1"><text:s text:c="9"/>Column :- <text:s/>Field, attribute, key</text:span></text:p>
      <text:p text:style-name="P3"><text:span text:style-name="T1"/></text:p>
      <text:p text:style-name="P3"><text:span text:style-name="T1">4) Why isn’t it possible to see the first five rows of a table?</text:span></text:p>
      <text:p text:style-name="P3"><text:span text:style-name="T1"/></text:p>
      <text:p text:style-name="P3"><text:span text:style-name="T1"><text:s text:c="2"/>Ans – When you </text:span><text:span text:style-name="T2">SELECT</text:span><text:span text:style-name="T1"> from a table, the order of rows in the output depends upon row address </text:span><text:span text:style-name="T2">and the order of row address is always in ascending order so it is not possible. </text:span></text:p>
      <text:p text:style-name="P2"><text:span text:style-name="T3"/></text:p>
      <text:p text:style-name="P2"><text:span text:style-name="T3"><text:s text:c="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5:01:47.184055652</meta:creation-date>
    <dc:date>2024-03-09T15:37:00.492810988</dc:date>
    <meta:editing-duration>PT24M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97" meta:character-count="534" meta:non-whitespace-character-count="401"/>
  </office:meta>
</office:document-meta>
</file>